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Garuda" svg:font-family="Garuda" style:font-pitch="variable"/>
    <style:font-face style:name="Loma" svg:font-family="Loma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dresses" style:family="table">
      <style:table-properties style:width="17.013cm" fo:margin-left="0cm" fo:margin-right="-0.012cm" table:align="margins"/>
    </style:style>
    <style:style style:name="Adresses.A" style:family="table-column">
      <style:table-column-properties style:column-width="8.498cm" style:rel-column-width="4818*"/>
    </style:style>
    <style:style style:name="Adresses.B" style:family="table-column">
      <style:table-column-properties style:column-width="8.514cm" style:rel-column-width="4827*"/>
    </style:style>
    <style:style style:name="Adresses.A1" style:family="table-cell">
      <style:table-cell-properties fo:padding="0.097cm" fo:border="none"/>
    </style:style>
    <style:style style:name="P1" style:family="paragraph" style:parent-style-name="Text_20_body">
      <style:text-properties fo:color="#cccccc" style:font-name="Loma"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text-properties style:font-name="Bitstream Charter"/>
    </style:style>
    <style:style style:name="P3" style:family="paragraph" style:parent-style-name="Table_20_Contents">
      <style:text-properties style:font-name="Bitstream Charter" fo:font-size="13pt" fo:font-weight="normal" style:font-size-asian="13pt" style:font-weight-asian="normal" style:font-size-complex="13pt" style:font-weight-complex="normal"/>
    </style:style>
    <style:style style:name="P4" style:family="paragraph" style:parent-style-name="Table_20_Contents">
      <style:text-properties style:font-name="Bitstream Charter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Bitstream Charter" fo:font-size="10pt" style:font-size-asian="10pt" style:font-size-complex="10pt"/>
    </style:style>
    <style:style style:name="T9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IS<text:line-break/><text:span text:style-name="T9"><text:text-input text:description="&lt;o.ref&gt;">Reference</text:text-input></text:span></text:p>
      <table:table table:name="Adresses" table:style-name="Adresses">
        <table:table-column table:style-name="Adresses.A"/>
        <table:table-column table:style-name="Adresses.B"/>
        <table:table-row>
          <table:table-cell table:style-name="Adresses.A1" office:value-type="string">
            <text:p text:style-name="P4"><text:span text:style-name="T1"><text:text-input text:description="&lt;o.company_id.name&gt;">Company Name</text:text-input></text:span></text:p>
            <text:p text:style-name="P3"><text:text-input text:description="&lt;o.company_id.partner_id.address.street&gt;">Street</text:text-input></text:p>
            <text:p text:style-name="P3"><text:text-input text:description="&lt;o.company_id.partner_id.address.street2&gt;">Street (2)</text:text-input></text:p>
            <text:p text:style-name="P3"><text:text-input text:description="&lt;o.company_id.partner_id.address.zip&gt;">Zip</text:text-input> <text:text-input text:description="&lt;o.company_id.partner_id.address.city&gt;">City</text:text-input></text:p>
          </table:table-cell>
          <table:table-cell table:style-name="Adresses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Garuda" svg:font-family="Garuda" style:font-pitch="variable"/>
    <style:font-face style:name="Loma" svg:font-family="Loma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Bitstream Charter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/<text:page-count>1</text:page-count> <text:span text:style-name="MT1"><text:placeholder text:placeholder-type="text">&lt;setLang(o.partner_id.lang or 'en_US'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4T15:17:13</meta:creation-date>
    <meta:generator>LibreOffice/3.3$Linux LibreOffice_project/330m19$Build-202</meta:generator>
    <dc:date>2011-04-04T16:46:38</dc:date>
    <meta:editing-duration>PT51M23S</meta:editing-duration>
    <meta:editing-cycles>22</meta:editing-cycles>
    <dc:creator>Thibaut </dc:creator>
    <meta:document-statistic meta:table-count="1" meta:image-count="0" meta:object-count="0" meta:page-count="1" meta:paragraph-count="6" meta:word-count="13" meta:character-count="94"/>
  </office:meta>
</office:document-meta>
</file>